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 style:list-style-name="L3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alism from Macmillan Dictionary of Anthropology</text:p>
      <text:p text:style-name="P1"/>
      <text:p text:style-name="P1">linguistics, anthropology, philosohpy, literary criticism</text:p>
      <text:p text:style-name="P1"/>
      <text:p text:style-name="P1">the study of language as system of signs relating to structural principles</text:p>
      <text:list text:style-name="L1">
        <text:list-item>
          <text:p text:style-name="P2">surface structures and deep structures</text:p>
        </text:list-item>
      </text:list>
      <text:p text:style-name="P1"/>
      <text:p text:style-name="P1">culture is surface phenomenon</text:p>
      <text:list text:style-name="L2">
        <text:list-item>
          <text:p text:style-name="P3">human tendency to organise and categorise perceptions and experience</text:p>
        </text:list-item>
      </text:list>
      <text:p text:style-name="P1"/>
      <text:p text:style-name="P1">underlying ordering principles are the same - <text:span text:style-name="T1">Binary Oppositions</text:span></text:p>
      <text:p text:style-name="P1"/>
      <text:p text:style-name="P1">mental and cultural systems use contrast to differentiate</text:p>
      <text:list text:style-name="L3">
        <text:list-item>
          <text:p text:style-name="P4">nothing is understood in isolation, only as...</text:p>
        </text:list-item>
        <text:list-item>
          <text:p text:style-name="P4">part of a binary/contrasting pair</text:p>
          <text:list>
            <text:list-item>
              <text:p text:style-name="P4">left/right - centre/periphery - occident/orient</text:p>
            </text:list-item>
          </text:list>
        </text:list-item>
      </text:list>
      <text:p text:style-name="P1"/>
      <text:p text:style-name="P1">constitutes a general science of communication and sociocultural behaviour</text:p>
      <text:p text:style-name="P1"/>
      <text:p text:style-name="P1">has a relationship to Marxist BASE/Superstructure analysis of society</text:p>
      <text:p text:style-name="P1"/>
      <text:p text:style-name="P1">Criticisms - <text:span text:style-name="T1">it is STATIC and AHISTORIC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GB" style:font-name-complex="DejaVu Sans Condensed2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ib Dyke</meta:initial-creator>
    <meta:creation-date>2007-10-10T21:49:38</meta:creation-date>
    <dc:creator>Roib Dyke</dc:creator>
    <dc:date>2007-10-10T21:51:48</dc:date>
    <meta:printed-by>Roib Dyke</meta:printed-by>
    <meta:print-date>2007-10-10T21:50:46</meta:print-date>
    <dc:language>en-US</dc:language>
    <meta:editing-cycles>2</meta:editing-cycles>
    <meta:editing-duration>PT2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08" meta:character-count="798"/>
  </office:meta>
</office:document-meta>
</file>